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391cm" svg:x="0.329cm" svg:y="1.0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42:49.660224365</dc:date>
    <meta:editing-duration>PT4M1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92cm" svg:height="8.392cm" xlink:href="." xlink:type="simple" chart:class="chart:scatter" chart:style-name="ch1">
        <chart:plot-area chart:style-name="ch2" chart:data-source-has-labels="both" svg:x="0.293cm" svg:y="0.167cm" svg:width="14.106cm" svg:height="8.058cm">
          <chartooo:coordinate-region svg:x="0.835cm" svg:y="0.366cm" svg:width="13.47cm" svg:height="7.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824566019772">
                <text:p>1.9982456601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9298571849901">
                <text:p>1.99298571849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7199207414101">
                <text:p>1.97199207414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5629520146761">
                <text:p>1.95629520146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1463899506413">
                <text:p>1.91463899506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88875274047496">
                <text:p>1.88875274047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8270909152852">
                <text:p>1.827090915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79142352047883">
                <text:p>1.79142352047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71072852032101">
                <text:p>1.71072852032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658424814202">
                <text:p>1.6658424814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56738691465168">
                <text:p>1.56738691465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1399011130351">
                <text:p>1.5139901113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9932668102673">
                <text:p>1.39932668102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33826121271772">
                <text:p>1.3382612127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20919822972475">
                <text:p>1.20919822972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14142713536886">
                <text:p>1.14142713536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26592070239724">
                <text:p>0.926592070239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75031172904206">
                <text:p>0.775031172904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97144094643631">
                <text:p>0.697144094643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37839641230532">
                <text:p>0.537839641230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56701740221311">
                <text:p>0.456701740221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92166057124823">
                <text:p>0.292166057124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09056926535307">
                <text:p>0.209056926535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418848397667142">
                <text:p>0.0418848397667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418848397667129">
                <text:p>-0.0418848397667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209056926535306">
                <text:p>-0.209056926535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92166057124822">
                <text:p>-0.292166057124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56701740221311">
                <text:p>-0.456701740221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37839641230531">
                <text:p>-0.537839641230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69714409464363">
                <text:p>-0.69714409464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75031172904206">
                <text:p>-0.775031172904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26592070239723">
                <text:p>-0.926592070239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14142713536886">
                <text:p>-1.14142713536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20919822972475">
                <text:p>-1.20919822972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33826121271772">
                <text:p>-1.33826121271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9932668102673">
                <text:p>-1.39932668102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51399011130351">
                <text:p>-1.51399011130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6738691465168">
                <text:p>-1.56738691465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658424814202">
                <text:p>-1.6658424814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71072852032101">
                <text:p>-1.71072852032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79142352047883">
                <text:p>-1.79142352047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8270909152852">
                <text:p>-1.8270909152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88875274047496">
                <text:p>-1.88875274047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1463899506413">
                <text:p>-1.91463899506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5629520146761">
                <text:p>-1.95629520146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7199207414101">
                <text:p>-1.97199207414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9298571849901">
                <text:p>-1.99298571849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824566019772">
                <text:p>-1.99824566019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824566019772">
                <text:p>-1.99824566019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9298571849901">
                <text:p>-1.99298571849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7199207414101">
                <text:p>-1.97199207414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5629520146761">
                <text:p>-1.95629520146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1463899506413">
                <text:p>-1.91463899506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88875274047496">
                <text:p>-1.88875274047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8270909152852">
                <text:p>-1.8270909152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79142352047883">
                <text:p>-1.79142352047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71072852032101">
                <text:p>-1.71072852032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658424814202">
                <text:p>-1.6658424814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6738691465168">
                <text:p>-1.56738691465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51399011130351">
                <text:p>-1.51399011130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9932668102673">
                <text:p>-1.39932668102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33826121271772">
                <text:p>-1.338261212717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20919822972475">
                <text:p>-1.20919822972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14142713536886">
                <text:p>-1.14142713536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26592070239724">
                <text:p>-0.926592070239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75031172904207">
                <text:p>-0.7750311729042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697144094643631">
                <text:p>-0.6971440946436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537839641230532">
                <text:p>-0.537839641230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56701740221312">
                <text:p>-0.456701740221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292166057124823">
                <text:p>-0.292166057124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209056926535307">
                <text:p>-0.209056926535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418848397667136">
                <text:p>-0.0418848397667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418848397667126">
                <text:p>0.0418848397667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209056926535306">
                <text:p>0.209056926535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292166057124822">
                <text:p>0.292166057124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374762629171447">
                <text:p>0.374762629171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456701740221309">
                <text:p>0.4567017402213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537839641230529">
                <text:p>0.537839641230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697144094643628">
                <text:p>0.697144094643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75031172904204">
                <text:p>0.775031172904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851558583130143">
                <text:p>0.851558583130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926592070239722">
                <text:p>0.926592070239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14142713536886">
                <text:p>1.14142713536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20919822972475">
                <text:p>1.20919822972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33826121271772">
                <text:p>1.33826121271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39932668102673">
                <text:p>1.39932668102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51399011130351">
                <text:p>1.513990111303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56738691465168">
                <text:p>1.56738691465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658424814202">
                <text:p>1.6658424814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71072852032101">
                <text:p>1.71072852032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79142352047883">
                <text:p>1.79142352047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8270909152852">
                <text:p>1.8270909152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88875274047496">
                <text:p>1.888752740474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1463899506413">
                <text:p>1.91463899506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5629520146761">
                <text:p>1.95629520146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7199207414101">
                <text:p>1.97199207414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9298571849901">
                <text:p>1.992985718499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9824566019772">
                <text:p>1.99824566019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